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2">
      <style:paragraph-properties fo:margin-top="0cm" fo:margin-bottom="0cm" loext:contextual-spacing="false"/>
      <style:text-properties style:font-name="Times New Roman" fo:font-size="12pt" officeooo:rsid="0020a535" officeooo:paragraph-rsid="0020a535" style:font-size-asian="12pt" style:font-size-complex="12pt"/>
    </style:style>
    <style:style style:name="P9"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5">
      <style:paragraph-properties fo:margin-top="0cm" fo:margin-bottom="0cm" loext:contextual-spacing="false"/>
      <style:text-properties style:font-name="Times New Roman" fo:font-size="12pt" style:font-size-asian="12pt" style:font-size-complex="12pt"/>
    </style:style>
    <style:style style:name="P11" style:family="paragraph" style:parent-style-name="Text_20_body" style:list-style-name="L6">
      <style:paragraph-properties fo:margin-top="0cm" fo:margin-bottom="0cm" loext:contextual-spacing="false"/>
      <style:text-properties style:font-name="Times New Roman" fo:font-size="12pt" style:font-size-asian="12pt" style:font-size-complex="12pt"/>
    </style:style>
    <style:style style:name="P12" style:family="paragraph" style:parent-style-name="Text_20_body" style:list-style-name="L6">
      <style:paragraph-properties fo:margin-top="0cm" fo:margin-bottom="0cm" loext:contextual-spacing="false"/>
      <style:text-properties style:font-name="Times New Roman" fo:font-size="12pt" officeooo:rsid="005ca1ed" officeooo:paragraph-rsid="005ca1ed" style:font-size-asian="12pt" style:font-size-complex="12pt"/>
    </style:style>
    <style:style style:name="P13" style:family="paragraph" style:parent-style-name="Text_20_body">
      <style:paragraph-properties fo:margin-top="0cm" fo:margin-bottom="0cm" loext:contextual-spacing="false"/>
      <style:text-properties style:font-name="Times New Roman" fo:font-size="12pt" fo:font-weight="bold" officeooo:rsid="006779e1" officeooo:paragraph-rsid="006779e1" style:font-size-asian="12pt" style:font-weight-asian="bold" style:font-size-complex="12pt" style:font-weight-complex="bold"/>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text-properties officeooo:rsid="002db86e" officeooo:paragraph-rsid="002db86e"/>
    </style:style>
    <style:style style:name="P16" style:family="paragraph" style:parent-style-name="Text_20_body" style:list-style-name="L4">
      <style:paragraph-properties fo:margin-top="0cm" fo:margin-bottom="0cm" loext:contextual-spacing="false"/>
      <style:text-properties officeooo:rsid="003e543b" officeooo:paragraph-rsid="003e543b"/>
    </style:style>
    <style:style style:name="P17" style:family="paragraph" style:parent-style-name="Text_20_body" style:list-style-name="L7">
      <style:paragraph-properties fo:margin-top="0cm" fo:margin-bottom="0cm" loext:contextual-spacing="false"/>
      <style:text-properties fo:color="#000000" style:font-name="Times New Roman" fo:font-size="12pt" fo:font-weight="normal" officeooo:rsid="006779e1" officeooo:paragraph-rsid="0068012b" style:font-size-asian="12pt" style:font-weight-asian="normal" style:font-size-complex="12pt" style:font-weight-complex="normal"/>
    </style:style>
    <style:style style:name="P18" style:family="paragraph" style:parent-style-name="Text_20_body" style:list-style-name="L7">
      <style:paragraph-properties fo:margin-top="0cm" fo:margin-bottom="0cm" loext:contextual-spacing="false"/>
      <style:text-properties style:font-name="Times New Roman" fo:font-size="12pt" fo:font-weight="normal" officeooo:rsid="006779e1" officeooo:paragraph-rsid="006779e1" style:font-size-asian="12pt" style:font-weight-asian="normal" style:font-size-complex="12pt" style:font-weight-complex="normal"/>
    </style:style>
    <style:style style:name="P19" style:family="paragraph" style:parent-style-name="Text_20_body" style:list-style-name="L7">
      <style:text-properties style:font-name="Times New Roman" fo:font-size="12pt" officeooo:paragraph-rsid="0068012b" style:font-size-asian="12pt" style:font-size-complex="12pt"/>
    </style:style>
    <style:style style:name="P20" style:family="paragraph" style:parent-style-name="Text_20_body" style:list-style-name="L7">
      <style:text-properties style:font-name="Times New Roman" fo:font-size="12pt" officeooo:paragraph-rsid="006d0c79" style:font-size-asian="12pt" style:font-size-complex="12pt"/>
    </style:style>
    <style:style style:name="P21"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22"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3"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24"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paragraph-rsid="00419336" style:font-size-asian="12pt" style:font-size-complex="12pt"/>
    </style:style>
    <style:style style:name="P25"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6bd96" officeooo:paragraph-rsid="0026bd96" style:font-size-asian="12pt" style:font-size-complex="12pt"/>
    </style:style>
    <style:style style:name="P26"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db86e" officeooo:paragraph-rsid="002db86e" style:font-size-asian="12pt" style:font-size-complex="12pt"/>
    </style:style>
    <style:style style:name="P27"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eb02c" officeooo:paragraph-rsid="002eb02c" style:font-size-asian="12pt" style:font-size-complex="12pt"/>
    </style:style>
    <style:style style:name="P28"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ef129" officeooo:paragraph-rsid="002ef129" style:font-size-asian="12pt" style:font-size-complex="12pt"/>
    </style:style>
    <style:style style:name="P29"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2dfc3" officeooo:paragraph-rsid="0032dfc3" style:font-size-asian="12pt" style:font-size-complex="12pt"/>
    </style:style>
    <style:style style:name="P30"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3a9bf" officeooo:paragraph-rsid="0033a9bf" style:font-size-asian="12pt" style:font-size-complex="12pt"/>
    </style:style>
    <style:style style:name="P31"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3a9bf" officeooo:paragraph-rsid="006526cb" style:font-size-asian="12pt" style:font-size-complex="12pt"/>
    </style:style>
    <style:style style:name="P32"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721be" officeooo:paragraph-rsid="003721be" style:font-size-asian="12pt" style:font-size-complex="12pt"/>
    </style:style>
    <style:style style:name="P33"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8099d" officeooo:paragraph-rsid="0038099d" style:font-size-asian="12pt" style:font-size-complex="12pt"/>
    </style:style>
    <style:style style:name="P34"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9faca" officeooo:paragraph-rsid="0039faca" style:font-size-asian="12pt" style:font-size-complex="12pt"/>
    </style:style>
    <style:style style:name="P35"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c20c0" officeooo:paragraph-rsid="003c20c0" style:font-size-asian="12pt" style:font-size-complex="12pt"/>
    </style:style>
    <style:style style:name="P36"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d8d40" officeooo:paragraph-rsid="003d8d40" style:font-size-asian="12pt" style:font-size-complex="12pt"/>
    </style:style>
    <style:style style:name="P37"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e2504" officeooo:paragraph-rsid="003e2504" style:font-size-asian="12pt" style:font-size-complex="12pt"/>
    </style:style>
    <style:style style:name="P38"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ffe22" officeooo:paragraph-rsid="00574f60" style:font-size-asian="12pt" style:font-size-complex="12pt"/>
    </style:style>
    <style:style style:name="P39"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ffe22" officeooo:paragraph-rsid="003ffe22" style:font-size-asian="12pt" style:font-size-complex="12pt"/>
    </style:style>
    <style:style style:name="P40"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1"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6bd96" officeooo:paragraph-rsid="0026bd96" style:font-size-asian="12pt" style:font-size-complex="12pt"/>
    </style:style>
    <style:style style:name="P42"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3"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db86e" officeooo:paragraph-rsid="002db86e" style:font-size-asian="12pt" style:font-size-complex="12pt"/>
    </style:style>
    <style:style style:name="P44"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721be" officeooo:paragraph-rsid="003721be" style:font-size-asian="12pt" style:font-size-complex="12pt"/>
    </style:style>
    <style:style style:name="P45"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9faca" officeooo:paragraph-rsid="0039faca" style:font-size-asian="12pt" style:font-size-complex="12pt"/>
    </style:style>
    <style:style style:name="P46"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ffe22" officeooo:paragraph-rsid="003ffe22" style:font-size-asian="12pt" style:font-size-complex="12pt"/>
    </style:style>
    <style:style style:name="T1" style:family="text">
      <style:text-properties fo:font-weight="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fo:font-weight="normal" officeooo:rsid="005e2be1" style:font-size-asian="12pt" style:font-weight-asian="normal" style:font-size-complex="12pt" style:font-weight-complex="normal"/>
    </style:style>
    <style:style style:name="T4" style:family="text">
      <style:text-properties style:font-name="Times New Roman" fo:font-size="12pt" fo:font-weight="normal" officeooo:rsid="005e79b6" style:font-size-asian="12pt" style:font-weight-asian="normal" style:font-size-complex="12pt" style:font-weight-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bold" style:font-size-asian="12pt" style:font-size-complex="12pt"/>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34f021" style:font-size-asian="12pt" style:font-style-asian="normal" style:font-weight-asian="normal" style:font-size-complex="12pt" style:font-style-complex="normal" style:font-weight-complex="normal"/>
    </style:style>
    <style:style style:name="T10" style:family="text">
      <style:text-properties style:font-name="Times New Roman" fo:font-weight="bold" style:font-weight-asian="bold" style:font-weight-complex="bold"/>
    </style:style>
    <style:style style:name="T11" style:family="text">
      <style:text-properties officeooo:rsid="002242ae"/>
    </style:style>
    <style:style style:name="T12" style:family="text">
      <style:text-properties officeooo:rsid="00234e77"/>
    </style:style>
    <style:style style:name="T13" style:family="text">
      <style:text-properties officeooo:rsid="0024c68f"/>
    </style:style>
    <style:style style:name="T14" style:family="text">
      <style:text-properties officeooo:rsid="0027c427"/>
    </style:style>
    <style:style style:name="T15" style:family="text">
      <style:text-properties officeooo:rsid="00296047"/>
    </style:style>
    <style:style style:name="T16" style:family="text">
      <style:text-properties officeooo:rsid="002eb02c"/>
    </style:style>
    <style:style style:name="T17" style:family="text">
      <style:text-properties officeooo:rsid="002ef129"/>
    </style:style>
    <style:style style:name="T18" style:family="text">
      <style:text-properties officeooo:rsid="0030c2c1"/>
    </style:style>
    <style:style style:name="T19" style:family="text">
      <style:text-properties officeooo:rsid="0033c16c"/>
    </style:style>
    <style:style style:name="T20" style:family="text">
      <style:text-properties officeooo:rsid="0035e3c5"/>
    </style:style>
    <style:style style:name="T21" style:family="text">
      <style:text-properties officeooo:rsid="003bb336"/>
    </style:style>
    <style:style style:name="T22" style:family="text">
      <style:text-properties officeooo:rsid="0049f434"/>
    </style:style>
    <style:style style:name="T23" style:family="text">
      <style:text-properties officeooo:rsid="004aec61"/>
    </style:style>
    <style:style style:name="T24" style:family="text">
      <style:text-properties officeooo:rsid="004ec2a6"/>
    </style:style>
    <style:style style:name="T25" style:family="text">
      <style:text-properties officeooo:rsid="004fff02"/>
    </style:style>
    <style:style style:name="T26" style:family="text">
      <style:text-properties officeooo:rsid="005300e3"/>
    </style:style>
    <style:style style:name="T27" style:family="text">
      <style:text-properties officeooo:rsid="0054a771"/>
    </style:style>
    <style:style style:name="T28" style:family="text">
      <style:text-properties officeooo:rsid="00556cb3"/>
    </style:style>
    <style:style style:name="T29" style:family="text">
      <style:text-properties officeooo:rsid="0056659c"/>
    </style:style>
    <style:style style:name="T30" style:family="text">
      <style:text-properties officeooo:rsid="005691c2"/>
    </style:style>
    <style:style style:name="T31" style:family="text">
      <style:text-properties officeooo:rsid="00574f60"/>
    </style:style>
    <style:style style:name="T32" style:family="text">
      <style:text-properties officeooo:rsid="005b3c07"/>
    </style:style>
    <style:style style:name="T33" style:family="text">
      <style:text-properties officeooo:rsid="005d9dca"/>
    </style:style>
    <style:style style:name="T34" style:family="text">
      <style:text-properties officeooo:rsid="0061325c"/>
    </style:style>
    <style:style style:name="T35" style:family="text">
      <style:text-properties officeooo:rsid="0062cd2d"/>
    </style:style>
    <style:style style:name="T36" style:family="text">
      <style:text-properties officeooo:rsid="00630c92"/>
    </style:style>
    <style:style style:name="T37" style:family="text">
      <style:text-properties officeooo:rsid="006332da"/>
    </style:style>
    <style:style style:name="T38" style:family="text">
      <style:text-properties officeooo:rsid="00666e3d"/>
    </style:style>
    <style:style style:name="T39" style:family="text">
      <style:text-properties officeooo:rsid="0066ade3"/>
    </style:style>
    <style:style style:name="T40" style:family="text">
      <style:text-properties officeooo:rsid="0068012b"/>
    </style:style>
    <style:style style:name="T41" style:family="text">
      <style:text-properties officeooo:rsid="00692300"/>
    </style:style>
    <style:style style:name="T42" style:family="text">
      <style:text-properties officeooo:rsid="006af951"/>
    </style:style>
    <style:style style:name="T4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span text:style-name="T5">Sisgard</text:span><text:bookmark text:name="vyiu1"/><text:span text:style-name="T5"> (Herkunft: Germanisch, Bedeutung: Die das Zauberlied hütet)<text:line-break/></text:span><text:bookmark text:name="vyiu2"/><text:span text:style-name="T5"><text:line-break/></text:span><text:bookmark text:name="vyiu3"/><text:span text:style-name="T10">Beschreibung</text:span><text:bookmark text:name="vyiu4"/><text:span text:style-name="T5"><text:line-break/></text:span><text:bookmark text:name="vyiu6"/><text:span text:style-name="T5">Sisgard ist eine </text:span><text:span text:style-name="T2">Zauberin. Sie lebt in Talras in ihrem eigenen Haus und gehört zu den angesehenen Bürgern. Sie wird von den meisten Bewohnern und auch vom Herzog respektiert, da ihr Rat oft weise und nützlich ist. Kurz vor seinem Tode kam ihr Meister, ein sehr alter Mann mit ihr nach Talras, in seine alte Heimat. Nachdem er gestorben war, lie</text:span><text:span text:style-name="T3">ß</text:span><text:span text:style-name="T2"> Sisgard sich in Talras nieder und </text:span><text:span text:style-name="T4">eröffnete</text:span><text:span text:style-name="T2"> eine Art kleines Zaubergeschäft, um sich ihren Lebensunterhalt zu verdienen und weiterhin das Wissen der Zauberkunst studieren zu können. Über ihre eigene Herkunft ist nichts bekannt. </text:span><text:span text:style-name="T5"><text:line-break/></text:span><text:bookmark text:name="vyiu8"/><text:bookmark text:name="vyiu7"/><text:line-break/><text:span text:style-name="T7">Ort</text:span></text:p>
      <text:list xml:id="list1528679317706143123" text:style-name="L1">
        <text:list-item>
          <text:p text:style-name="P6">Talras</text:p>
        </text:list-item>
      </text:list>
      <text:p text:style-name="P3"><text:bookmark text:name="vyiu12"/><text:bookmark text:name="vyiu111"/><text:line-break/>Tagesablauf</text:p>
      <text:list xml:id="list461223493196643664" text:style-name="L2">
        <text:list-item>
          <text:p text:style-name="P8">Mittags – abends – Übt sich vor ihrem Haus in der Zauberkunst.</text:p>
        </text:list-item>
        <text:list-item>
          <text:p text:style-name="P8">Abends – <text:span text:style-name="T11">mittags</text:span> – Steht vor ihrem Haus.</text:p>
        </text:list-item>
      </text:list>
      <text:p text:style-name="P2"><text:bookmark text:name="vyiu15"/><text:line-break/><text:bookmark text:name="vyiu16"/><text:span text:style-name="T1">Zugehörigkeit</text:span><text:bookmark text:name="f-85"/></text:p>
      <text:list xml:id="list2378755614797583221" text:style-name="L3">
        <text:list-item>
          <text:p text:style-name="P9">Bürger<text:bookmark text:name="f-855"/></text:p>
        </text:list-item>
      </text:list>
      <text:p text:style-name="P4"><text:bookmark text:name="vyiu20"/><text:bookmark text:name="vyiu19"/><text:span text:style-name="T6"><text:line-break/></text:span><text:bookmark text:name="f-856"/><text:span text:style-name="T6">Aufträge</text:span></text:p>
      <text:list xml:id="list2726650203379302862" text:style-name="L4">
        <text:list-item>
          <text:p text:style-name="P14"><text:span text:style-name="T2">Sekundär</text:span><text:span text:style-name="T6"> –</text:span><text:span text:style-name="T8"> Die Zauberkunst</text:span></text:p>
        </text:list-item>
        <text:list-item>
          <text:p text:style-name="P15"><text:span text:style-name="T8">Sekundär – </text:span><text:span text:style-name="T9">Der magische Schild</text:span></text:p>
        </text:list-item>
        <text:list-item>
          <text:p text:style-name="P16"><text:span text:style-name="T9">S</text:span><text:span text:style-name="T8">ekundär – Der Geist des Meisters</text:span></text:p>
        </text:list-item>
      </text:list>
      <text:p text:style-name="P2"><text:bookmark text:name="vyiu23"/><text:line-break/><text:bookmark text:name="ik9t1"/><text:span text:style-name="T1">Dialog</text:span><text:bookmark text:name="vyiu24"/><text:bookmark text:name="ik9t"/></text:p>
      <text:list xml:id="list7630164543568359271" text:style-name="L5">
        <text:list-item>
          <text:p text:style-name="P10">Hallo.</text:p>
          <text:list>
            <text:list-item>
              <text:p text:style-name="P10"><text:bookmark text:name="ik9t2"/><text:bookmark text:name="f0wr"/>N: Hallo. Bist du vielleicht an einigen Zaubern oder Tränken interessiert?</text:p>
            </text:list-item>
          </text:list>
        </text:list-item>
        <text:list-item>
          <text:p text:style-name="P21">Wieso nicht?</text:p>
        </text:list-item>
        <text:list-item>
          <text:p text:style-name="P22">N: Oh, das freut mich aber. In diesen schweren Zeiten trifft man nur noch selten Kauffreudige.</text:p>
        </text:list-item>
        <text:list-item>
          <text:p text:style-name="P21">Nein.</text:p>
        </text:list-item>
        <text:list-item>
          <text:p text:style-name="P22">N: Schade, na ja, vielleicht überlegst du <text:span text:style-name="T12">es </text:span>dir ja noch.</text:p>
        </text:list-item>
        <text:list-item>
          <text:p text:style-name="P23">Ist das dein Haus? (Nach Begrüßung, <text:span text:style-name="T15">dauerhaft</text:span>)</text:p>
        </text:list-item>
        <text:list-item>
          <text:p text:style-name="P40">N: Ja, ich habe es für einen guten Preis erworben. Ich lie<text:span text:style-name="T33">ß</text:span> mich hier nieder nachdem mein Meister vor einigen Jahren mit mir nach Talras ging und bald darauf starb.</text:p>
        </text:list-item>
        <text:list-item>
          <text:p text:style-name="P40">N: Er war schon sehr alt und diese Gegend hier war seine Heimat. Er erinnerte sich sogar an die Zeit als hier noch keine Burg stand.</text:p>
        </text:list-item>
        <text:list-item>
          <text:p text:style-name="P25">Was <text:span text:style-name="T32">genau </text:span>verkaufst du? (Nach Begrüßung, <text:span text:style-name="T14">dauerhaft</text:span>)</text:p>
        </text:list-item>
        <text:list-item>
          <text:p text:style-name="P41">N: Tränke und magische Gegenstände aller Art. Falls du ein Zauberer oder Magier bist, wirst du bei mir genau das Richtige finden.</text:p>
        </text:list-item>
        <text:list-item>
          <text:p text:style-name="P41">N: Ich biete nur das Beste an, was ich auch selbst verwenden würde.</text:p>
        </text:list-item>
        <text:list-item>
          <text:p text:style-name="P23">Erzähl mir mehr <text:span text:style-name="T13">von deinem Meister</text:span>. <text:span text:style-name="T13">(Nach „Ist das dein Haus“, dauerhaft)</text:span></text:p>
        </text:list-item>
        <text:list-item>
          <text:p text:style-name="P40">N: So, dich interessiert das also? Hmm, die meisten Leute würgen mich irgendwann ab, wenn ich mal wieder das Schwärmen von alten Zeiten anfange.</text:p>
        </text:list-item>
        <text:list-item>
          <text:p text:style-name="P40">N: Mein Meister war ein großer Zauberer und sein Wissen war so umfassend, dass er selbst bei den Magiern der Hochelfen, welche sich eher mit den Elementen als mit der magischen Kraft und deren Beherrschung beschäftigen, ein hohes Ansehen genoss.</text:p>
        </text:list-item>
        <text:list-item>
          <text:p text:style-name="P40">N: Das erste Mal traf ich ihn im Kloster eines Klerikerordens, in welches mich meine Eltern geschickt hatten. Leider ist das oft die einzige Möglichkeit an Bildung <text:span text:style-name="T34">he</text:span>ranzukommen und auch wenn sie es gut meinten, dieses ganze Beten und Huldigen war todlangweilig.</text:p>
        </text:list-item>
        <text:list-item>
          <text:p text:style-name="P40">N: Mein Meister war also auf der Durchreise und suchte einen Ort zum Übernachten. Ich war <text:soft-page-break/>neugierig und fragte ihn über alles aus und da er schon lange keinen Schüler mehr gehabt hatte, bot ich mich ihm als solchen an.</text:p>
        </text:list-item>
        <text:list-item>
          <text:p text:style-name="P23">N: Schließlich willigte er gegen meine Erwartungen ein und von diesem Zeitpunkt an war ich eine Schülerin der Zauberkunst.</text:p>
        </text:list-item>
        <text:list-item>
          <text:p text:style-name="P23">N: Er hat mich vieles gelehrt und ihm verdanke ich so ziemlich alles, was ich heute bin. Er nahm mich mit ins Königreich der Hochelfen und Zwerge und selbst durch die Gebirge der Orks zogen wir. Wir trotzten allen Gefahren ... </text:p>
        </text:list-item>
        <text:list-item>
          <text:p text:style-name="P23">N: Doch was rede ich da. Das ist längst Vergangenheit und nun bin ich nicht mehr als eine einfache Händlerin, die ihre verbliebene Zeit weiterhin für die Studien der Zauberkünste nutzt.</text:p>
        </text:list-item>
        <text:list-item>
          <text:p text:style-name="P23">N: Ich wünschte, ich könnte erneut losziehen, wie damals und gemeinsam mit Gleichgesinnten Abenteuer erleben und allen Feinden trotzen.</text:p>
        </text:list-item>
        <text:list-item>
          <text:p text:style-name="P42">Du bist wohl eine Zauberin? (Nach Begrüßung)</text:p>
        </text:list-item>
        <text:list-item>
          <text:p text:style-name="P23">(Charakter ist Zauberer)</text:p>
        </text:list-item>
        <text:list-item>
          <text:p text:style-name="P40">N: Und du bist wohl ein Zauberer. Freut mich dich kennenzulernen. Hier trifft man nicht oft andere Zauberer.</text:p>
        </text:list-item>
        <text:list-item>
          <text:p text:style-name="P40">N: Pass auf, ich schenke dir einige Zauberspruchrollen.</text:p>
        </text:list-item>
        <text:list-item>
          <text:p text:style-name="P40">Charakter erhält …</text:p>
        </text:list-item>
        <text:list-item>
          <text:p text:style-name="P23">(Charakter ist Illusionist oder Elementarmagier)</text:p>
        </text:list-item>
        <text:list-item>
          <text:p text:style-name="P40">N: Na ja, die Kunst der Magie dürfte wohl auch dir vertraut sein.</text:p>
        </text:list-item>
        <text:list-item>
          <text:p text:style-name="P40">N: Aber ja, ich bin eine Zauberin. Ich vermag es meine Zauberkraft und die der anderen zu beherrschen.</text:p>
        </text:list-item>
        <text:list-item>
          <text:p text:style-name="P23">(Charakter ist kein Zauberer)</text:p>
        </text:list-item>
        <text:list-item>
          <text:p text:style-name="P40">N: Ja, ich bin eine Zauberin. Deshalb verkaufe ich ja auch Zauber und Tränke. Alles was das Magier- oder Zaubererherz begehrt.</text:p>
        </text:list-item>
        <text:list-item>
          <text:p text:style-name="P42">Zieh mit mir in den Kampf! (Charakter hat sich das Gelaber über ihren Meister angehört)</text:p>
        </text:list-item>
        <text:list-item>
          <text:p text:style-name="P23">N: Ich soll mit dir in den Kampf ziehen? Hmm, so wie damals mit meinem Meister. Das waren noch Zeiten ...</text:p>
        </text:list-item>
        <text:list-item>
          <text:p text:style-name="P23">N: Beherrscht du denn auch die Zauberkunst?</text:p>
        </text:list-item>
        <text:list-item>
          <text:p text:style-name="P23">C: Sicher.</text:p>
        </text:list-item>
        <text:list-item>
          <text:p text:style-name="P23">N: Beweise es mir! In der Nähe gibt es einen Wald, wir nennen ihn den Dunkelwald. In diesem Wald stehen einige Runensteine, die dort vor einer Ewigkeit errichtet wurden. Mein Meister sprach von einer außergewöhnlichen Aura, welche diese Steine umgibt.</text:p>
        </text:list-item>
        <text:list-item>
          <text:p text:style-name="P24">N: Er gab mir vor seinem Tod einige Zauberspruchrollen, mit welchen es mir möglich sein sollte, jene Aura zu nutzen. Nimm eine dieser Zauberspruchrollen, geh zu den Runensteinen und probier<text:span text:style-name="T35">e </text:span>aus, was passiert <text:span text:style-name="T36">wenn du sie wirken lässt</text:span>, dann komm wieder und berichte mir davon.</text:p>
        </text:list-item>
        <text:list-item>
          <text:p text:style-name="P24">Neuer Auftrag <text:s/>„Die Zauberkunst“</text:p>
        </text:list-item>
        <text:list-item>
          <text:p text:style-name="P42">Ich war bei den Runensteinen. (Charakter hat die Zauberspruchrolle bei den Runensteinen benutzt)</text:p>
        </text:list-item>
        <text:list-item>
          <text:p text:style-name="P23">N: Und, was ist passiert?</text:p>
        </text:list-item>
        <text:list-item>
          <text:p text:style-name="P40">Ich spürte, wie die magischen Kräfte mich durchflossen.</text:p>
        </text:list-item>
        <text:list-item>
          <text:p text:style-name="P21">N: Hmm, dann solltest du mal einen Heiler aufsuchen.</text:p>
        </text:list-item>
        <text:list-item>
          <text:p text:style-name="P21">N: Tut mir leid, aber ich habe dich belogen, um zu sehen, ob du eine ehrliche Haut bist. Mit unehrlichen Leuten werde ich sicherlich nicht gemeinsam umher ziehen.</text:p>
        </text:list-item>
        <text:list-item>
          <text:p text:style-name="P21">Auftrag fehlgeschlagen „Die Zauberkunst“</text:p>
        </text:list-item>
        <text:list-item>
          <text:p text:style-name="P40">Gar nichts.</text:p>
        </text:list-item>
        <text:list-item>
          <text:p text:style-name="P21">N: Ich hatte nichts anderes erwartet. Das war nur ein Test, um zu sehen, ob du eine ehrliche Haut bist.</text:p>
        </text:list-item>
        <text:list-item>
          <text:p text:style-name="P21">N: Von mir aus können wir jederzeit gemeinsam losziehen.</text:p>
        </text:list-item>
        <text:list-item>
          <text:p text:style-name="P21">Auftrag abgeschlossen „Die Zauberkunst“</text:p>
        </text:list-item>
        <text:list-item>
          <text:p text:style-name="P43">Kann ich es wieder gut machen? (Auftrag „Die Zauberkunst“ ist fehlgeschlagen)</text:p>
        </text:list-item>
        <text:list-item>
          <text:p text:style-name="P26">N: Vielleicht, immerhin will ich nicht nachtragend da stehen auch wenn du mich schwer enttäuscht hast.</text:p>
        </text:list-item>
        <text:list-item>
          <text:p text:style-name="P26">N: Ist es dir dies mal wenigstens ernst?</text:p>
        </text:list-item>
        <text:list-item>
          <text:p text:style-name="P26">C: Ja.</text:p>
        </text:list-item>
        <text:list-item>
          <text:p text:style-name="P26"><text:soft-page-break/>N: Gut, ich gebe dir eine zweite und aller letzte Chance mein Vertrauen zu gewinnen. <text:span text:style-name="T16">Es gibt da eine wichtige Sache, die ich noch erledigen müsste.</text:span></text:p>
        </text:list-item>
        <text:list-item>
          <text:p text:style-name="P27">N: <text:span text:style-name="T17">Wie du sicherlich weißt, steht uns ein Krieg gegen die Orks und Dunkelelfen unmittelbar bevor. Ganz Talras spricht von nichts anderem mehr und ich als „angesehene“ Bürgerin möchte natürlich meinen Beitrag zur Verteidigung leisten.</text:span></text:p>
        </text:list-item>
        <text:list-item>
          <text:p text:style-name="P28">N: Ich habe einen neuen Zauber krei<text:span text:style-name="T18">ert, der einen mächtigen magischen Schild erschaffen soll, welcher uns vor Pfeilangriffen schützt. Um ihn auszuprobieren, müsstest du dich allerdings von echten Pfeilen beschießen lassen.</text:span></text:p>
        </text:list-item>
        <text:list-item>
          <text:p text:style-name="P29">C: Ist das dein Ernst?</text:p>
        </text:list-item>
        <text:list-item>
          <text:p text:style-name="P29">N: Tja, vielleicht hättest du mich nicht belügen sollen …</text:p>
        </text:list-item>
        <text:list-item>
          <text:p text:style-name="P29">C: Schon gut, also was genau muss ich tun?</text:p>
        </text:list-item>
        <text:list-item>
          <text:p text:style-name="P29">N: Du wirkst zunächst den Zauber, der <text:span text:style-name="T22">den magischen Schild</text:span> erzeugt und dann einen weiteren Zauber, der Pfeile auf dich los lässt und dann wartest du einfach ab was passiert.</text:p>
        </text:list-item>
        <text:list-item>
          <text:p text:style-name="P29">C: Das hört sich gefährlich an.</text:p>
        </text:list-item>
        <text:list-item>
          <text:p text:style-name="P29">N: Das ist es auch, deshalb habe ich den Zauber noch nicht ausprobiert. Sei aber nicht so dumm und wirke die Zauber in falscher Reihenfolge. Hier hast du die beiden Zauberspruchrollen.</text:p>
        </text:list-item>
        <text:list-item>
          <text:p text:style-name="P29">N: Wenn du diesen Auftrag erfüllst, hast du mein Vertrauen wieder <text:span text:style-name="T23">erlangt</text:span>, aber belüge mich dies mal nicht!</text:p>
        </text:list-item>
        <text:list-item>
          <text:p text:style-name="P31">C: Wenn <text:span text:style-name="T37">der Zauber</text:span> nicht funktioniert dann sehen wir uns wohl kaum wieder.</text:p>
        </text:list-item>
        <text:list-item>
          <text:p text:style-name="P31">N: Habe etwas mehr Vertrauen in meine Zauberkünste!</text:p>
        </text:list-item>
        <text:list-item>
          <text:p text:style-name="P30">Neuer Auftrag „<text:span text:style-name="T19">Der magische Schild“</text:span></text:p>
        </text:list-item>
        <text:list-item>
          <text:p text:style-name="P44">Ich habe den magischen Schild ausprobiert. (Auftragsziel 1 des Auftrags „Der magische Schild“ ist abgeschlossen und Auftragsziel 2 ist noch aktiv)</text:p>
        </text:list-item>
        <text:list-item>
          <text:p text:style-name="P32">N: Und du lebst noch, also muss es funktioniert haben!</text:p>
        </text:list-item>
        <text:list-item>
          <text:p text:style-name="P32">C: Ja, das hat es. Ein Glück für mich!</text:p>
        </text:list-item>
        <text:list-item>
          <text:p text:style-name="P32">N: Mein Meister wäre sicher stolz auf mich, verdanke ich es doch seiner Weisheit diesen Zauber erschaffen zu haben. Wir werden es diesen Orks und Dunkelelfen zeigen, das sage ich dir.</text:p>
        </text:list-item>
        <text:list-item>
          <text:p text:style-name="P32">C: Und ziehst du jetzt mit mir in den Kampf?</text:p>
        </text:list-item>
        <text:list-item>
          <text:p text:style-name="P32">N: <text:span text:style-name="T24">S</text:span>elbstverständlich, du hast mein Vertrauen wieder erlangt. <text:span text:style-name="T24">A</text:span>ber glaube ja nicht, dass du mich hättest belügen können!</text:p>
        </text:list-item>
        <text:list-item>
          <text:p text:style-name="P32">N: Ich habe die Zauberspruchrollen natürlich pr<text:span text:style-name="T25">ä</text:span>pariert, um zu erfahren, ob du sie richtig gewirkt hast und wie ich sehe hast du mich nicht belogen. Von mir aus können wir jederzeit gemeinsam losziehen.</text:p>
        </text:list-item>
        <text:list-item>
          <text:p text:style-name="P33">Auftrag „Der magische Schild“ abgeschlossen</text:p>
        </text:list-item>
        <text:list-item>
          <text:p text:style-name="P45">Kann ich dir sonst noch irgendwie helfen? (Auftrag „Die Zauberkunst“ abgeschlossen <text:span text:style-name="T20">oder Auftrag „Der magische Schild“ ist abgeschlossen</text:span>)</text:p>
        </text:list-item>
        <text:list-item>
          <text:p text:style-name="P34">N: Hm, ich weiß nicht ob ich dich damit belasten oder dir das überhaupt anvertrauen kann aber …</text:p>
        </text:list-item>
        <text:list-item>
          <text:p text:style-name="P34">C: Nun komm schon.</text:p>
        </text:list-item>
        <text:list-item>
          <text:p text:style-name="P34">N: Also … ich weiß nicht so recht.</text:p>
        </text:list-item>
        <text:list-item>
          <text:p text:style-name="P34">C: …</text:p>
        </text:list-item>
        <text:list-item>
          <text:p text:style-name="P34">N: Ich habe dir doch von meinem Meister erzählt und davon wie viel er mir bedeutet hat und ja eigentlich immer noch bedeutet.</text:p>
        </text:list-item>
        <text:list-item>
          <text:p text:style-name="P34">C: <text:span text:style-name="T26">Ja?</text:span></text:p>
        </text:list-item>
        <text:list-item>
          <text:p text:style-name="P34">N: Du musst wissen auf unseren Reisen begegneten wir vielen eigenartigen Gestalten. Darunter war auch ein Nekromant, ein Diener Deranors des Schrecklichen. Wir begegneten dem Nekromanten auf unserer Reise vorbei an den Todessümpfen, dort wo Deranors Reich beginnt.</text:p>
        </text:list-item>
        <text:list-item>
          <text:p text:style-name="P34">N: Es war ein mächtiger Nekromant, der auch unter Deranor gedient und von ihm gelernt hatte. Da wir ihn vor einer üblen Kreatur beschützten, schenkte er uns aus Dankbarkeit einige wertvolle Artefakte und …</text:p>
        </text:list-item>
        <text:list-item>
          <text:p text:style-name="P34">C: Und was?</text:p>
        </text:list-item>
        <text:list-item>
          <text:p text:style-name="P34">N: Er brachte uns eine Zauberformel bei, die <text:span text:style-name="T21">Geister herbeirufen konnte. Ich weiß nicht, ob er damals in die Zukunft sehen konnte, denn kurze Zeit später kamen wir nach Talras und mein Meister starb schließlich.</text:span></text:p>
        </text:list-item>
        <text:list-item>
          <text:p text:style-name="P35">C: Du willst also den Geist deines Meisters herbeirufen? Wieso hast du es noch nicht getan?</text:p>
        </text:list-item>
        <text:list-item>
          <text:p text:style-name="P35"><text:soft-page-break/>N: Ich weiß es nicht. Ehrlich gesagt fürchte ich mich davor. Es ist inzwischen so viel Zeit vergangen und ich fürchte es würde meine guten Erinnerungen an ihn zerstören.</text:p>
        </text:list-item>
        <text:list-item>
          <text:p text:style-name="P35">N: Stell dir nur mal vor was passieren würde, wenn der Zauber nicht funktioniert oder dem Geist meines Meisters Schaden zufügt? Das könnte ich mir nie verzeihen!</text:p>
        </text:list-item>
        <text:list-item>
          <text:p text:style-name="P36">C: Aber so wirst du ihn nie wieder sehen.</text:p>
        </text:list-item>
        <text:list-item>
          <text:p text:style-name="P36">N: Ich weiß, ach du hast die Erinnerungen in mir wach gerufen jetzt kann ich an nichts anderes mehr denken!</text:p>
        </text:list-item>
        <text:list-item>
          <text:p text:style-name="P36">C: Dann probieren wir es doch aus!</text:p>
        </text:list-item>
        <text:list-item>
          <text:p text:style-name="P36">N: Vielleicht hast du <text:span text:style-name="T27">R</text:span>echt. Du hattest auch damit <text:span text:style-name="T28">R</text:span>echt, dass ich wieder los ziehen sollte <text:span text:style-name="T29">Abenteuer zu erleben</text:span>.</text:p>
        </text:list-item>
        <text:list-item>
          <text:p text:style-name="P37">N: Also gut wir probieren es aus, wenn du willst. Mein Meister liegt begraben auf dem kleinen Friedhof unten beim Bauernhof, dort wo alle Leute aus Talras begraben werden, bis auf die Familie des Herzogs.</text:p>
        </text:list-item>
        <text:list-item>
          <text:p text:style-name="P37">N: Geh mit mir zum Friedhof und ich werde die Zauberformel ausprobieren.</text:p>
        </text:list-item>
        <text:list-item>
          <text:p text:style-name="P37">C: Einverstanden.</text:p>
        </text:list-item>
        <text:list-item>
          <text:p text:style-name="P37">Neuer Auftrag „Der Geist des Meisters“</text:p>
        </text:list-item>
        <text:list-item>
          <text:p text:style-name="P46">Du hast deinen Meister wieder getroffen! (Auftragsziel 1 des Auftrags „Der Geist des Meisters“ ist abgeschlossen <text:span text:style-name="T30">und Auftrag ist noch aktiv</text:span>)</text:p>
        </text:list-item>
        <text:list-item>
          <text:p text:style-name="P38">N: Ja, das habe ich! Ich kann dir gar nicht sagen wie sehr ich nun in deiner Schuld stehe Fremder. </text:p>
        </text:list-item>
        <text:list-item>
          <text:p text:style-name="P38"><text:span text:style-name="T31">N: Ich schenke dir zum Dank dieses</text:span> mächtige Artefakt, das uns der Nekromant damals überreichte. Es soll von nun an dir gehören.</text:p>
        </text:list-item>
        <text:list-item>
          <text:p text:style-name="P39">N: Du hast mir Erlösung gebracht und dafür danke ich dir auf ewig!</text:p>
        </text:list-item>
        <text:list-item>
          <text:p text:style-name="P39">Auftrag „Der Geist des Meisters“ abgeschlossen</text:p>
        </text:list-item>
        <text:list-item>
          <text:p text:style-name="P42">Gehen wir. (Auftrag „Die Zauberkunst“ abgeschlossen <text:span text:style-name="T20">oder Auftrag „Der magische Schild“ ist abgeschlossen</text:span>)</text:p>
        </text:list-item>
        <text:list-item>
          <text:p text:style-name="P23">N: Na wenn du mich so nett bittest. Kann's gar nicht erwarten. Geh<text:span text:style-name="T38">e</text:span> voraus, ich folge dir.</text:p>
        </text:list-item>
        <text:list-item>
          <text:p text:style-name="P21">Tagesablauf wird deaktiviert.</text:p>
        </text:list-item>
        <text:list-item>
          <text:p text:style-name="P42">Ich komm alleine klar. (Folgt dem Charakter)</text:p>
        </text:list-item>
        <text:list-item>
          <text:p text:style-name="P23">N: Gut, du weißt ja, wo du mich findest.</text:p>
        </text:list-item>
        <text:list-item>
          <text:p text:style-name="P23">Läuft zurück zu ihrem Haus. Dann wird der Tagesablauf wieder aktiviert.</text:p>
        </text:list-item>
        <text:list-item>
          <text:p text:style-name="P42">N: Ich hab<text:span text:style-name="T39">e</text:span> zu tun. (Folgt einem Charakter und wird von einem anderen angesprochen)</text:p>
        </text:list-item>
      </text:list>
      <text:p text:style-name="P2"><text:bookmark text:name="vyiu53"/><text:line-break/><text:bookmark text:name="adhu1"/><text:span text:style-name="T1">Handel</text:span></text:p>
      <text:list xml:id="list3090520084917863564" text:style-name="L6">
        <text:list-item>
          <text:p text:style-name="P11">Spruchrolle des Totenreichs</text:p>
        </text:list-item>
        <text:list-item>
          <text:p text:style-name="P11">Spruchrolle der Zauberkraft</text:p>
        </text:list-item>
        <text:list-item>
          <text:p text:style-name="P12">Spruchrolle des Sammlers</text:p>
        </text:list-item>
        <text:list-item>
          <text:p text:style-name="P11">Stab</text:p>
        </text:list-item>
        <text:list-item>
          <text:p text:style-name="P11">Stab des Zauberers</text:p>
        </text:list-item>
        <text:list-item>
          <text:p text:style-name="P11">Kleiner Manatrank</text:p>
        </text:list-item>
        <text:list-item>
          <text:p text:style-name="P11">Manatrank</text:p>
        </text:list-item>
        <text:list-item>
          <text:p text:style-name="P11">Großer Manatrank</text:p>
        </text:list-item>
        <text:list-item>
          <text:p text:style-name="P11">Zauberring</text:p>
        </text:list-item>
        <text:list-item>
          <text:p text:style-name="P11">Zauberamulett</text:p>
        </text:list-item>
        <text:list-item>
          <text:p text:style-name="P11">Zauberhut</text:p>
        </text:list-item>
        <text:list-item>
          <text:p text:style-name="P11">Zaubermantel</text:p>
        </text:list-item>
      </text:list>
      <text:p text:style-name="P2"/>
      <text:p text:style-name="P13">Tontexte:</text:p>
      <text:list xml:id="list4993115076786563469" text:style-name="L7">
        <text:list-item>
          <text:p text:style-name="P19">Ja1:<text:bookmark text:name="ov17"/> „<text:span text:style-name="T41">Ein Teleport ist schneller.</text:span>”</text:p>
        </text:list-item>
        <text:list-item>
          <text:p text:style-name="P19">Ja2: „<text:span text:style-name="T41">Auf in das nächste Abenteuer.</text:span>”</text:p>
        </text:list-item>
        <text:list-item>
          <text:p text:style-name="P19">Ja3: „<text:span text:style-name="T41">Was gibt es dort?</text:span>”</text:p>
        </text:list-item>
        <text:list-item>
          <text:p text:style-name="P19"><text:bookmark text:name="s.3q"/>JaAngriff1:<text:bookmark text:name="ov170"/> „<text:span text:style-name="T42">Mein Zauber wird sie das fürchten lehren!</text:span>”</text:p>
        </text:list-item>
        <text:list-item>
          <text:p text:style-name="P19">JaAngriff2: „<text:span text:style-name="T42">Weicht meiner Magie ihr Schurken!</text:span>”</text:p>
        </text:list-item>
        <text:list-item>
          <text:p text:style-name="P20">JaAngriff3: „<text:span text:style-name="T42">Ich habe euch gewarnt!</text:span>”</text:p>
        </text:list-item>
        <text:list-item>
          <text:p text:style-name="P20"><text:bookmark text:name="s.3q1"/><text:soft-page-break/>Was1:<text:bookmark text:name="rwtp1"/> „<text:span text:style-name="T40">Magie ist meine Leidenschaft.</text:span>”</text:p>
        </text:list-item>
        <text:list-item>
          <text:p text:style-name="P19">Was2: „<text:span text:style-name="T40">Habt Ihr einen Zauber für mich?</text:span>”</text:p>
        </text:list-item>
        <text:list-item>
          <text:p text:style-name="P19">Was3: „<text:span text:style-name="T40">Soll ich Euch von meinem Meister berichten?“</text:span></text:p>
        </text:list-item>
        <text:list-item>
          <text:p text:style-name="P19"><text:bookmark text:name="s.3q2"/>Sauer1:</text:p>
        </text:list-item>
        <text:list-item>
          <text:p text:style-name="P17">Tot1: </text:p>
        </text:list-item>
        <text:list-item>
          <text:p text:style-name="P18">Wiederbelebung: „Lasst uns ein paar Zauber wir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7-29T11:36:33</meta:creation-date>
    <dc:language>en-US</dc:language>
    <meta:editing-cycles>135</meta:editing-cycles>
    <meta:editing-duration>PT4H49M19S</meta:editing-duration>
    <meta:initial-creator>Tamino Dauth</meta:initial-creator>
    <dc:date>2015-07-15T21:18:18.492000000</dc:date>
    <meta:document-statistic meta:table-count="0" meta:image-count="0" meta:object-count="0" meta:page-count="5" meta:paragraph-count="146" meta:word-count="2040" meta:character-count="11711" meta:non-whitespace-character-count="9936"/>
    <meta:user-defined meta:name="Info 1"/>
    <meta:user-defined meta:name="Info 2"/>
    <meta:user-defined meta:name="Info 3"/>
    <meta:user-defined meta:name="Info 4"/>
    <meta:hyperlink-behaviour office:target-frame-name="_top" xlink:show="replace"/>
  </office:meta>
</office:document-meta>
</file>